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Bad" style:base-cell-address="sift_test.B2"/>
      <style:map style:condition="cell-content-is-between(0,20)" style:apply-style-name="Neutral" style:base-cell-address="sift_test.B2"/>
      <style:map style:condition="cell-content()&gt;=20" style:apply-style-name="Good" style:base-cell-address="sift_test.B2"/>
    </style:style>
  </office:automatic-styles>
  <office:body>
    <office:spreadsheet>
      <table:calculation-settings table:automatic-find-labels="false" table:use-regular-expressions="false" table:use-wildcards="true"/>
      <table:table table:name="sift_te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71" table:default-cell-style-name="ce1"/>
        <table:table-column table:style-name="co6" table:default-cell-style-name="ce1"/>
        <table:table-column table:style-name="co3" table:number-columns-repeated="16" table:default-cell-style-name="ce1"/>
        <table:table-column table:style-name="co4" table:number-columns-repeated="10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8" table:default-cell-style-name="ce1"/>
        <table:table-column table:style-name="co4" table:number-columns-repeated="91" table:default-cell-style-name="ce1"/>
        <table:table-column table:style-name="co6" table:default-cell-style-name="ce1"/>
        <table:table-column table:style-name="co4" table:number-columns-repeated="88" table:default-cell-style-name="ce1"/>
        <table:table-row table:style-name="ro1">
          <table:table-cell office:value-type="string" calcext:value-type="string">
            <text:p>Featu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176" calcext:value-type="float">
            <text:p>176</text:p>
          </table:table-cell>
          <table:table-cell table:style-name="Default" office:value-type="float" office:value="177" calcext:value-type="float">
            <text:p>177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184" calcext:value-type="float">
            <text:p>184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91" calcext:value-type="float">
            <text:p>191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05" calcext:value-type="float">
            <text:p>205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11" calcext:value-type="float">
            <text:p>211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222" calcext:value-type="float">
            <text:p>222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229" calcext:value-type="float">
            <text:p>229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31" calcext:value-type="float">
            <text:p>231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243" calcext:value-type="float">
            <text:p>243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263" calcext:value-type="float">
            <text:p>263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278" calcext:value-type="float">
            <text:p>278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82" calcext:value-type="float">
            <text:p>282</text:p>
          </table:table-cell>
          <table:table-cell table:style-name="Default" office:value-type="float" office:value="283" calcext:value-type="float">
            <text:p>283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85" calcext:value-type="float">
            <text:p>28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87" calcext:value-type="float">
            <text:p>287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296" calcext:value-type="float">
            <text:p>296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cactus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ctus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ctus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tus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ctus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ctus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ctus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ctus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ctus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ctus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ctus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ctus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ctus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ctus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ctus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ctus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ce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e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ccoon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coon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ccoon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ccoon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ccoon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coon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coon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coon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coon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coon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ccoon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coon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coon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coon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ccoon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ccoon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ccoon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coon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ccoon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ghetti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ghetti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ghetti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ghetti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ghetti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ghetti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ghetti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ghetti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aghetti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ghetti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ghetti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ghetti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aghetti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ghetti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ghetti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hi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hi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hi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hi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hi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hi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hi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hi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hi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hi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hi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calcext:conditional-formats>
          <calcext:conditional-format calcext:target-range-address="sift_test.B2:sift_test.KO99">
            <calcext:condition calcext:apply-style-name="Bad" calcext:value="=0" calcext:base-cell-address="sift_test.B2"/>
            <calcext:condition calcext:apply-style-name="Neutral" calcext:value="between(0,20)" calcext:base-cell-address="sift_test.B2"/>
            <calcext:condition calcext:apply-style-name="Good" calcext:value="&gt;=20" calcext:base-cell-address="sift_test.B2"/>
          </calcext:conditional-format>
        </calcext:conditional-formats>
      </table:table>
      <table:named-expressions/>
      <table:database-ranges>
        <table:database-range table:name="__Anonymous_Sheet_DB__0" table:target-range-address="sift_test.A2:sift_test.KO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5T19:52:58.978518659</dc:date>
    <meta:editing-duration>PT3M3S</meta:editing-duration>
    <meta:editing-cycles>1</meta:editing-cycles>
    <meta:document-statistic meta:table-count="1" meta:cell-count="29799" meta:object-count="0"/>
    <meta:generator>LibreOffice/7.0.4.2$Linux_X86_64 LibreOffice_project/00$Build-2</meta:generator>
  </office:meta>
</office:document-meta>
</file>